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1ed0f3" officeooo:paragraph-rsid="001ca8a1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19c230" officeooo:paragraph-rsid="0019c230"/>
    </style:style>
    <style:style style:name="P9" style:family="paragraph" style:parent-style-name="Standard">
      <style:text-properties officeooo:rsid="0019c230" officeooo:paragraph-rsid="001bb9c1"/>
    </style:style>
    <style:style style:name="P10" style:family="paragraph" style:parent-style-name="Standard">
      <style:text-properties fo:font-size="14pt" fo:font-weight="bold" officeooo:rsid="0019c23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9c230" officeooo:paragraph-rsid="001bb9c1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bb9c1" officeooo:paragraph-rsid="001bb9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a38"/>
    </style:style>
    <style:style style:name="T3" style:family="text">
      <style:text-properties officeooo:rsid="001bb9c1"/>
    </style:style>
    <style:style style:name="T4" style:family="text">
      <style:text-properties fo:font-size="14pt" fo:font-weight="bold" officeooo:rsid="0019c23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3">Servlet Engines</text:p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4"><text:span text:style-name="T3">1.</text:span>Jetty Documentation</text:p>
      <text:p text:style-name="Standard">Eclip<text:span text:style-name="T2">s</text:span>e <text:span text:style-name="T2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8"/>
      <text:p text:style-name="P5">1.1 Getting start with jetty</text:p>
      <text:p text:style-name="Standard"/>
      <text:p text:style-name="P11">Finding Jetty in Maven</text:p>
      <text:p text:style-name="P9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9"/>
      <text:p text:style-name="P10">Download Jetty </text:p>
      <text:p text:style-name="P12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12"/>
      <text:p text:style-name="P11">First running Jetty</text:p>
      <text:p text:style-name="P12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12"/>
      <text:p text:style-name="P6">1.2 Create Web Application with Jetty Servlet</text:p>
      <text:p text:style-name="P7">s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7-21T17:37:11.062284285</dc:date>
    <meta:editing-duration>PT5H52M17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14" meta:word-count="106" meta:character-count="952" meta:non-whitespace-character-count="857"/>
  </office:meta>
</office:document-meta>
</file>